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0B8E910F36687AD45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officeooo:rsid="00044c89" officeooo:paragraph-rsid="00044c89"/>
    </style:style>
    <style:style style:name="P5" style:family="paragraph" style:parent-style-name="Standard">
      <style:text-properties officeooo:rsid="00059668" officeooo:paragraph-rsid="00059668"/>
    </style:style>
    <style:style style:name="P6" style:family="paragraph" style:parent-style-name="Standard">
      <style:text-properties fo:font-weight="bold" officeooo:rsid="00044c89" officeooo:paragraph-rsid="00031f6a" style:font-weight-asian="bold" style:font-weight-complex="bold"/>
    </style:style>
    <style:style style:name="P7" style:family="paragraph" style:parent-style-name="Standard">
      <style:text-properties officeooo:rsid="000b8ff4" officeooo:paragraph-rsid="000eae6c"/>
    </style:style>
    <style:style style:name="P8" style:family="paragraph" style:parent-style-name="Standard">
      <style:text-properties officeooo:paragraph-rsid="000eae6c"/>
    </style:style>
    <style:style style:name="T1" style:family="text">
      <style:text-properties officeooo:rsid="000a24cf"/>
    </style:style>
    <style:style style:name="T2" style:family="text">
      <style:text-properties officeooo:rsid="0007b343"/>
    </style:style>
    <style:style style:name="T3" style:family="text">
      <style:text-properties officeooo:rsid="000c564d"/>
    </style:style>
    <style:style style:name="T4" style:family="text">
      <style:text-properties officeooo:rsid="000daf8a"/>
    </style:style>
    <style:style style:name="T5" style:family="text">
      <style:text-properties officeooo:rsid="000b8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cursividad</text:p>
      <text:p text:style-name="P3"/>
      <text:p text:style-name="P4">1. Realice un método de ordenamiento quicksort para vectores de enteros de 10 elementos.</text:p>
      <text:p text:style-name="P4">2. Realice un método que retorne el acumulado de un vector de 10 enteros. Utilice recursividad.</text:p>
      <text:p text:style-name="P4">3. Realice un método que retorne el promedio de un vector de 10 enteros</text:p>
      <text:p text:style-name="P4">4. Realice un método que retorne el mayor elemento de un vector de 10 enteros. Utilice recursividad.</text:p>
      <text:p text:style-name="P4">5. Realice un método que retorne el menor elemento de un vector de 10 enteros. Utilice recursividad.</text:p>
      <text:p text:style-name="P5">6. Realice un método que retorne el valor del triangulo de pascal en la posición determinada por <text:span text:style-name="T2">parámetros.</text:span></text:p>
      <text:p text:style-name="P5"/>
      <text:p text:style-name="P5">El triangulo de pascal tiene la siguiente forma :</text:p>
      <text:p text:style-name="P5"/>
      <text:p text:style-name="P5">1</text:p>
      <text:p text:style-name="P5">11</text:p>
      <text:p text:style-name="P5">121</text:p>
      <text:p text:style-name="P5">1331</text:p>
      <text:p text:style-name="P5">14641</text:p>
      <text:p text:style-name="P5">…</text:p>
      <text:p text:style-name="P5"/>
      <text:p text:style-name="P5">El método debe retornar por ejemplo 3 para los parámetros : columna 2, fila 4. </text:p>
      <text:p text:style-name="P5"/>
      <text:p text:style-name="P7">7. Realice una función que dado un vector lo <text:span text:style-name="T3">transforme de modo tal que el primer elemento sea el ultimo y el ultimo el primero, el segundo el antepenúltimos, etc. Utilice recursividad.</text:span></text:p>
      <text:p text:style-name="P8"><text:span text:style-name="T5">8. Realice una función que dado un vector de enteros retorne verdadero si este es un palindromo, por ejemplo: [1,2,3,2,1]. Utilice recursividad.</text:span></text:p>
      <text:p text:style-name="P8"><text:span text:style-name="T4">9. Realice una función que dado 2 vectores de enteros, los concatene. Utilice recursividad. 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E910F36687AD4510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1">2</text:span></text:p>
        <text:p text:style-name="Horizontal_20_Line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7T19:16:22.398130077</meta:creation-date>
    <dc:date>2020-04-05T22:02:52.531001182</dc:date>
    <meta:editing-duration>PT4H13M52S</meta:editing-duration>
    <meta:editing-cycles>5</meta:editing-cycles>
    <meta:generator>LibreOffice/6.3.5.2$Linux_X86_64 LibreOffice_project/30$Build-2</meta:generator>
    <meta:document-statistic meta:table-count="0" meta:image-count="1" meta:object-count="0" meta:page-count="1" meta:paragraph-count="20" meta:word-count="205" meta:character-count="1207" meta:non-whitespace-character-count="1019"/>
  </office:meta>
</office:document-meta>
</file>